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f-more-web-pro" svg:font-family="ff-more-web-pro, 'PT Serif',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Endnote">
      <style:paragraph-properties fo:margin-left="0cm" fo:margin-right="0cm" fo:text-align="start" style:justify-single-word="false" fo:text-indent="0cm" style:auto-text-indent="false"/>
      <style:text-properties officeooo:rsid="001919a7" officeooo:paragraph-rsid="001dfd54"/>
    </style:style>
    <style:style style:name="P2" style:family="paragraph" style:parent-style-name="Endnote">
      <style:paragraph-properties fo:margin-left="0cm" fo:margin-right="0cm" fo:text-indent="0cm" style:auto-text-indent="false"/>
      <style:text-properties officeooo:paragraph-rsid="001dfd54"/>
    </style:style>
    <style:style style:name="P3" style:family="paragraph" style:parent-style-name="Standard">
      <style:paragraph-properties fo:text-align="center" style:justify-single-word="false"/>
      <style:text-properties fo:font-size="18pt" officeooo:rsid="001220cd" officeooo:paragraph-rsid="001220cd" style:font-size-asian="18pt" style:font-size-complex="18pt"/>
    </style:style>
    <style:style style:name="P4" style:family="paragraph" style:parent-style-name="Standard">
      <style:paragraph-properties fo:text-align="center" style:justify-single-word="false"/>
      <style:text-properties fo:font-size="18pt" officeooo:rsid="001220cd" officeooo:paragraph-rsid="00154f6a" style:font-size-asian="18pt" style:font-size-complex="18pt"/>
    </style:style>
    <style:style style:name="P5" style:family="paragraph" style:parent-style-name="Standard">
      <style:paragraph-properties fo:text-align="start" style:justify-single-word="false"/>
      <style:text-properties officeooo:paragraph-rsid="0017ae76"/>
    </style:style>
    <style:style style:name="P6" style:family="paragraph" style:parent-style-name="Standard">
      <style:paragraph-properties fo:text-align="start" style:justify-single-word="false"/>
      <style:text-properties officeooo:paragraph-rsid="0017d77b"/>
    </style:style>
    <style:style style:name="P7" style:family="paragraph" style:parent-style-name="Standard">
      <style:paragraph-properties fo:text-align="center" style:justify-single-word="false"/>
      <style:text-properties officeooo:paragraph-rsid="00154f6a"/>
    </style:style>
    <style:style style:name="P8" style:family="paragraph" style:parent-style-name="Standard">
      <style:paragraph-properties fo:text-align="start" style:justify-single-word="false"/>
      <style:text-properties officeooo:rsid="001919a7" officeooo:paragraph-rsid="001919a7"/>
    </style:style>
    <style:style style:name="P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a398e" officeooo:paragraph-rsid="001919a7" style:font-size-asian="12.25pt" style:font-size-complex="14pt"/>
    </style:style>
    <style:style style:name="P10" style:family="paragraph" style:parent-style-name="Standard">
      <style:paragraph-properties fo:text-align="start" style:justify-single-word="false"/>
      <style:text-properties officeooo:paragraph-rsid="0026fce7"/>
    </style:style>
    <style:style style:name="P11" style:family="paragraph" style:parent-style-name="Standard">
      <style:paragraph-properties fo:text-align="start" style:justify-single-word="false"/>
      <style:text-properties officeooo:rsid="0028a876" officeooo:paragraph-rsid="002c4017"/>
    </style:style>
    <style:style style:name="P12" style:family="paragraph" style:parent-style-name="Standard">
      <style:paragraph-properties fo:text-align="start" style:justify-single-word="false"/>
      <style:text-properties officeooo:rsid="0028d713" officeooo:paragraph-rsid="0028d713"/>
    </style:style>
    <style:style style:name="T1" style:family="text">
      <style:text-properties fo:font-size="15pt" officeooo:rsid="001220cd" style:font-size-asian="15pt" style:font-size-complex="15pt"/>
    </style:style>
    <style:style style:name="T2" style:family="text">
      <style:text-properties fo:font-size="14pt" officeooo:rsid="0013a63f" style:font-size-asian="12.25pt" style:font-size-complex="14pt"/>
    </style:style>
    <style:style style:name="T3" style:family="text">
      <style:text-properties fo:font-variant="normal" fo:text-transform="none" style:font-name="Liberation Serif" fo:font-size="14pt" fo:letter-spacing="normal" fo:font-style="normal" fo:font-weight="normal" officeooo:rsid="00154f6a" style:font-size-asian="12.25pt" style:font-size-complex="14pt"/>
    </style:style>
    <style:style style:name="T4" style:family="text">
      <style:text-properties fo:font-variant="normal" fo:text-transform="none" style:font-name="Liberation Serif" fo:font-size="14pt" fo:letter-spacing="normal" fo:font-style="normal" fo:font-weight="normal" officeooo:rsid="0016b8a2" style:font-size-asian="12.25pt" style:font-size-complex="14pt"/>
    </style:style>
    <style:style style:name="T5" style:family="text">
      <style:text-properties fo:font-variant="normal" fo:text-transform="none" style:font-name="Liberation Serif" fo:font-size="14pt" fo:letter-spacing="normal" fo:font-style="normal" fo:font-weight="normal" officeooo:rsid="00175e4e" style:font-size-asian="12.25pt" style:font-size-complex="14pt"/>
    </style:style>
    <style:style style:name="T6" style:family="text">
      <style:text-properties fo:font-variant="normal" fo:text-transform="none" style:font-name="Liberation Serif" fo:font-size="14pt" fo:letter-spacing="normal" fo:font-style="normal" fo:font-weight="normal" officeooo:rsid="0017ae76" style:font-size-asian="12.25pt" style:font-size-complex="14pt"/>
    </style:style>
    <style:style style:name="T7" style:family="text">
      <style:text-properties fo:font-variant="normal" fo:text-transform="none" style:font-name="Liberation Serif" fo:font-size="14pt" fo:letter-spacing="normal" fo:font-style="normal" fo:font-weight="normal" officeooo:rsid="0017d77b" style:font-size-asian="12.25pt" style:font-size-complex="14pt"/>
    </style:style>
    <style:style style:name="T8" style:family="text">
      <style:text-properties fo:font-variant="normal" fo:text-transform="none" fo:color="#000000" style:font-name="Liberation Serif" fo:font-size="14pt" fo:letter-spacing="normal" fo:font-style="normal" fo:font-weight="normal" style:font-size-asian="12.25pt" style:font-size-complex="14pt"/>
    </style:style>
    <style:style style:name="T9" style:family="text">
      <style:text-properties fo:font-variant="normal" fo:text-transform="none" fo:color="#000000" style:font-name="Liberation Serif" fo:font-size="14pt" fo:letter-spacing="normal" fo:font-style="normal" fo:font-weight="normal" officeooo:rsid="0017d77b" style:font-size-asian="12.25pt" style:font-size-complex="14pt"/>
    </style:style>
    <style:style style:name="T10" style:family="text">
      <style:text-properties fo:font-variant="normal" fo:text-transform="none" fo:color="#000000" style:font-name="Liberation Serif" fo:font-size="14pt" fo:letter-spacing="normal" fo:font-style="normal" fo:font-weight="normal" officeooo:rsid="001a398e" style:font-size-asian="12.25pt" style:font-size-complex="14pt"/>
    </style:style>
    <style:style style:name="T11" style:family="text">
      <style:text-properties fo:font-variant="normal" fo:text-transform="none" fo:color="#000000" style:font-name="Liberation Serif" fo:font-size="14pt" fo:letter-spacing="normal" fo:font-style="normal" fo:font-weight="normal" officeooo:rsid="001a6059" style:font-size-asian="12.25pt" style:font-size-complex="14pt"/>
    </style:style>
    <style:style style:name="T12" style:family="text">
      <style:text-properties fo:font-variant="normal" fo:text-transform="none" fo:color="#000000" style:font-name="Liberation Serif" fo:font-size="14pt" fo:letter-spacing="normal" fo:font-style="normal" fo:font-weight="normal" officeooo:rsid="001dfd54" style:font-size-asian="12.25pt" style:font-size-complex="14pt"/>
    </style:style>
    <style:style style:name="T13" style:family="text">
      <style:text-properties fo:font-variant="normal" fo:text-transform="none" fo:color="#000000" style:text-position="super 58%" style:font-name="Liberation Serif" fo:font-size="14pt" fo:letter-spacing="normal" fo:font-style="normal" fo:font-weight="normal" officeooo:rsid="001a6059" style:font-size-asian="12.25pt" style:font-size-complex="14pt"/>
    </style:style>
    <style:style style:name="T14" style:family="text">
      <style:text-properties fo:font-variant="normal" fo:text-transform="none" style:text-position="super 58%" style:font-name="Liberation Serif" fo:font-size="14pt" fo:letter-spacing="normal" fo:font-style="normal" fo:font-weight="normal" officeooo:rsid="001a6059" style:font-size-asian="12.25pt" style:font-size-complex="14pt"/>
    </style:style>
    <style:style style:name="T15" style:family="text">
      <style:text-properties fo:font-variant="normal" fo:text-transform="none" style:text-position="0% 100%" style:font-name="ff-more-web-pro" fo:font-size="14.3999996185303pt" fo:letter-spacing="normal" fo:font-style="normal" fo:font-weight="normal"/>
    </style:style>
    <style:style style:name="T16" style:family="text">
      <style:text-properties fo:font-variant="normal" fo:text-transform="none" style:text-position="0% 100%" style:font-name="ff-more-web-pro" fo:font-size="14.3999996185303pt" fo:letter-spacing="normal" fo:font-style="normal" fo:font-weight="normal" officeooo:rsid="00234622"/>
    </style:style>
    <style:style style:name="T17" style:family="text">
      <style:text-properties fo:font-variant="normal" fo:text-transform="none" style:text-position="0% 100%" style:font-name="ff-more-web-pro" fo:font-size="14.3999996185303pt" fo:letter-spacing="normal" fo:font-style="normal" fo:font-weight="normal" officeooo:rsid="0028d713"/>
    </style:style>
    <style:style style:name="T18" style:family="text">
      <style:text-properties fo:font-variant="normal" fo:text-transform="none" style:text-position="0% 100%" style:font-name="ff-more-web-pro" fo:font-size="14.3999996185303pt" fo:letter-spacing="normal" fo:font-style="normal" fo:font-weight="normal" officeooo:rsid="00292e16"/>
    </style:style>
    <style:style style:name="T19" style:family="text">
      <style:text-properties fo:font-variant="normal" fo:text-transform="none" style:text-position="0% 100%" style:font-name="ff-more-web-pro" fo:font-size="14.3999996185303pt" fo:letter-spacing="normal" fo:font-style="normal" fo:font-weight="normal" officeooo:rsid="002afc79"/>
    </style:style>
    <style:style style:name="T20" style:family="text">
      <style:text-properties fo:font-variant="normal" fo:text-transform="none" style:text-position="0% 100%" style:font-name="ff-more-web-pro" fo:font-size="14.3999996185303pt" fo:letter-spacing="normal" fo:font-style="normal" fo:font-weight="normal" officeooo:rsid="002c4017"/>
    </style:style>
    <style:style style:name="T21" style:family="text">
      <style:text-properties fo:font-variant="normal" fo:text-transform="none" style:text-position="0% 100%" style:font-name="ff-more-web-pro" fo:font-size="14.3999996185303pt" fo:letter-spacing="normal" fo:font-style="normal" fo:font-weight="normal" officeooo:rsid="002c4017" style:font-style-asian="normal" style:font-style-complex="normal"/>
    </style:style>
    <style:style style:name="T22" style:family="text">
      <style:text-properties fo:font-variant="normal" fo:text-transform="none" style:text-position="0% 100%" style:font-name="ff-more-web-pro" fo:font-size="14.3999996185303pt" fo:letter-spacing="normal" fo:font-style="normal" fo:font-weight="normal" officeooo:rsid="002d9c00" style:font-style-asian="normal" style:font-style-complex="normal"/>
    </style:style>
    <style:style style:name="T23" style:family="text">
      <style:text-properties fo:font-variant="normal" fo:text-transform="none" style:text-position="0% 100%" style:font-name="ff-more-web-pro" fo:font-size="14.3999996185303pt" fo:letter-spacing="normal" fo:font-style="normal" fo:font-weight="normal" officeooo:rsid="002d9c00"/>
    </style:style>
    <style:style style:name="T24" style:family="text">
      <style:text-properties fo:font-variant="normal" fo:text-transform="none" style:text-position="0% 100%" style:font-name="ff-more-web-pro" fo:font-size="14.3999996185303pt" fo:letter-spacing="normal" fo:font-style="italic" fo:font-weight="normal" officeooo:rsid="002afc79" style:font-style-asian="italic" style:font-style-complex="italic"/>
    </style:style>
    <style:style style:name="T25" style:family="text">
      <style:text-properties fo:font-variant="normal" fo:text-transform="none" style:text-position="0% 100%" style:font-name="ff-more-web-pro" fo:font-size="14.3999996185303pt" fo:letter-spacing="normal" fo:font-style="italic" fo:font-weight="normal" officeooo:rsid="002c4017" style:font-style-asian="italic" style:font-style-complex="italic"/>
    </style:style>
    <style:style style:name="T26" style:family="text">
      <style:text-properties fo:font-size="18pt" officeooo:rsid="001220cd" style:font-size-asian="18pt" style:font-size-complex="18pt"/>
    </style:style>
    <style:style style:name="T27" style:family="text">
      <style:text-properties style:font-name="Liberation Serif" fo:font-size="14pt" officeooo:rsid="0013a63f" style:font-size-asian="12.25pt" style:font-size-complex="14pt"/>
    </style:style>
    <style:style style:name="T28" style:family="text">
      <style:text-properties style:font-name="Liberation Serif" fo:font-size="14pt" officeooo:rsid="00154f6a" style:font-size-asian="12.25pt" style:font-size-complex="14pt"/>
    </style:style>
    <style:style style:name="T29" style:family="text">
      <style:text-properties officeooo:rsid="001a6059"/>
    </style:style>
    <style:style style:name="T30" style:family="text">
      <style:text-properties officeooo:rsid="001b23cb"/>
    </style:style>
    <style:style style:name="T31" style:family="text">
      <style:text-properties officeooo:rsid="001fce5e"/>
    </style:style>
    <style:style style:name="T32" style:family="text">
      <style:text-properties style:text-position="super 58%" officeooo:rsid="001fce5e"/>
    </style:style>
    <style:style style:name="T33" style:family="text">
      <style:text-properties officeooo:rsid="0020cb8c"/>
    </style:style>
    <style:style style:name="T34" style:family="text">
      <style:text-properties style:text-position="0% 100%" officeooo:rsid="00234622"/>
    </style:style>
    <style:style style:name="T35" style:family="text">
      <style:text-properties style:text-position="0% 100%" officeooo:rsid="001fce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derstanding India</text:p>
      <text:p text:style-name="P7"><text:span text:style-name="T1">Shobhit Singh</text:span><text:span text:style-name="T26"> </text:span></text:p>
      <text:p text:style-name="P4"/>
      <text:p text:style-name="P5"><text:span text:style-name="T2">2. </text:span><text:span text:style-name="T27">Louis Dumont in his book </text:span><text:span text:style-name="T28">Homo </text:span><text:span text:style-name="T3">Hierarchicus </text:span><text:span text:style-name="T4">mentions that the basis of caste system isn’t economic or political inequality but </text:span><text:span text:style-name="T5">this concept of purity and impurity between the castes. The pure and impure are relative so that what is impure for one caste is pure for other. The lowest caste (if there is one) is the most impure and at the bottom of the hierarchy and people interacting with people of lower caste </text:span><text:span text:style-name="T6">in any form </text:span><text:span text:style-name="T5">will be ritually polluted and their caste/religion will be violated.</text:span><text:span text:style-name="T6"> </text:span><text:span text:style-name="T14">[1] </text:span><text:span text:style-name="T6">This hierarchy of pure and impure also lay the foundation of what Ambedkar referred to as “graded inequality”, a system which is not as black and white as one section being rich and other being poor, or generally </text:span><text:span text:style-name="T7">privileged vs non-privileged but the privilage is distriduted as some sort of gradient between the different castes. Bramhins being at the top of the ladder have privilage with all the rights and are considered the purest but as you move down the ladder, the purity and privilage of the caste decreases. </text:span></text:p>
      <text:p text:style-name="P6"><text:span text:style-name="T7">The middle castes like </text:span><text:span text:style-name="T8">Kshatriyas </text:span><text:span text:style-name="T9">and </text:span><text:span text:style-name="T8">Vaishyas </text:span><text:span text:style-name="T9">are both beneficiaries and victims of the caste system. Ambedkar cites graded inequality as a reason that there has been no anti-bramhin uprising because a Kshatriya would never join Vaishyas and Shudras firstly because he is not as victimised as Shudras and Vaishyas and joining lower castes would violate their religious purity. </text:span><text:span text:style-name="T13">[2]</text:span></text:p>
      <text:p text:style-name="P8"><text:span text:style-name="T10">In Karani village t</text:span><text:span text:style-name="T8">he orthodox view is that cooked food can only be accepted from someone of an equal or higher caste </text:span><text:span text:style-name="T10">implying that accepting cooked food from lower castes will pollute your religion. </text:span></text:p>
      <text:p text:style-name="P9"/>
      <text:p text:style-name="P2"><text:span text:style-name="T29">1. Page 60 : </text:span>P<text:span text:style-name="T30">urity, Pollution and Ritual – M Parpola 2000 [https://journal.fi/store/article/view/51289/15739]</text:span></text:p>
      <text:p text:style-name="P1"><text:span text:style-name="T11">2. </text:span><text:a xlink:type="simple" xlink:href="https://velivada.com/2017/03/26/understanding-graded-inequality-hindu-caste-system-dr-ambedkars-view/" text:style-name="Internet_20_link" text:visited-style-name="Visited_20_Internet_20_Link"><text:span text:style-name="T10">https://velivada.com/2017/03/26/understanding-graded-inequality-hindu-caste-system-dr-ambedkars-view/</text:span></text:a></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text:span text:style-name="T12">1. </text:span>The <text:span text:style-name="T33">English </text:span>term ‘<text:span text:style-name="T31">c</text:span>aste’ is derived from <text:span text:style-name="T33">the Spanish and </text:span>Portuguese word ‘casta’ <text:span text:style-name="T32">1</text:span><text:span text:style-name="T35"> </text:span><text:span text:style-name="T34">which meant race, lineage, tribe or breed. </text:span><text:span text:style-name="T16">The term caste was first used by Portuguese travelers who came to India in the 16th century.</text:span></text:p>
      <text:p text:style-name="P12"><text:span text:style-name="T15"/></text:p>
      <text:p text:style-name="P11"><text:span text:style-name="T16">I</text:span><text:span text:style-name="T15">n </text:span><text:span text:style-name="T20">Hindi</text:span><text:span text:style-name="T15"> </text:span><text:span text:style-name="T17">it is </text:span><text:span text:style-name="T15">usually referred to as ‘jati’ or ‘varna’. Varna </text:span><text:span text:style-name="T17">is an older system </text:span><text:span text:style-name="T18">of </text:span><text:span text:style-name="T17">social </text:span><text:span text:style-name="T18">stratification</text:span><text:span text:style-name="T17"> mentioned in </text:span><text:span text:style-name="T18">old Hindu texts most notably the Rig Veda and Manusmriti. Under the varna system the society is </text:span><text:span text:style-name="T19">divided in four hierarchies. </text:span></text:p>
      <text:p text:style-name="P11"><text:span text:style-name="T19">Bramhins : </text:span><text:span text:style-name="T20">Scholars and teachers </text:span></text:p>
      <text:p text:style-name="P11"><text:span text:style-name="T19">khastriyas : </text:span><text:span text:style-name="T20">warriors, leaders </text:span></text:p>
      <text:p text:style-name="P11"><text:span text:style-name="T19">vaishyas : </text:span><text:span text:style-name="T20">merchents and agriculturalis</text:span><text:span text:style-name="T23">ts</text:span></text:p>
      <text:p text:style-name="P11"><text:span text:style-name="T19">shudras : </text:span><text:span text:style-name="T20">Labours </text:span></text:p>
      <text:p text:style-name="P11"><text:span text:style-name="T19">As mentioned in the </text:span><text:span text:style-name="T24">Rigvedic Purusha Sukta</text:span><text:span text:style-name="T19">, the </text:span><text:span text:style-name="T25">Purusha(</text:span><text:span text:style-name="T21">cosmic being) was sacrificed and divided into four portions. The bramhins originated from his mouth, the kshtriya from his</text:span><text:span text:style-name="T22"> </text:span><text:span text:style-name="T21">arms, the vaishyas from his thigs and the shudras from his feet. </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f-more-web-pro" svg:font-family="ff-more-web-pro, 'PT Serif', Georgia, 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1-01T14:28:30.863048091</meta:creation-date>
    <meta:generator>LibreOffice/6.3.5.2$Linux_X86_64 LibreOffice_project/30$Build-2</meta:generator>
    <meta:editing-cycles>0</meta:editing-cycles>
    <meta:editing-duration>P0D</meta:editing-duration>
    <meta:document-statistic meta:table-count="0" meta:image-count="0" meta:object-count="0" meta:page-count="2" meta:paragraph-count="14" meta:word-count="426" meta:character-count="2676" meta:non-whitespace-character-count="2255"/>
  </office:meta>
</office:document-meta>
</file>